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 normaliz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K$1]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K$1]" office:value-type="float" office:value="0.391054943085059" calcext:value-type="float">
            <text:p>0.391054943085059</text:p>
          </table:table-cell>
          <table:table-cell table:formula="of:=[.F3]*[.$G$2]" office:value-type="float" office:value="0.175974724388276" calcext:value-type="float">
            <text:p>0.175974724388276</text:p>
          </table:table-cell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K$1]" office:value-type="float" office:value="0.0270323563681993" calcext:value-type="float">
            <text:p>0.0270323563681993</text:p>
          </table:table-cell>
          <table:table-cell table:formula="of:=[.F4]*[.$G$2]" office:value-type="float" office:value="0.0121645603656897" calcext:value-type="float">
            <text:p>0.0121645603656897</text:p>
          </table:table-cell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K$1]" office:value-type="float" office:value="0.00121896567177557" calcext:value-type="float">
            <text:p>0.00121896567177557</text:p>
          </table:table-cell>
          <table:table-cell table:formula="of:=[.F5]*[.$G$2]" office:value-type="float" office:value="0.000548534552299005" calcext:value-type="float">
            <text:p>0.000548534552299005</text:p>
          </table:table-cell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K$1]" office:value-type="float" office:value="0.0834453706193421" calcext:value-type="float">
            <text:p>0.0834453706193421</text:p>
          </table:table-cell>
          <table:table-cell table:formula="of:=[.F6]*[.$G$2]" office:value-type="float" office:value="0.037550416778704" calcext:value-type="float">
            <text:p>0.037550416778704</text:p>
          </table:table-cell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K$1]" office:value-type="float" office:value="0.548229810881061" calcext:value-type="float">
            <text:p>0.548229810881061</text:p>
          </table:table-cell>
          <table:table-cell table:formula="of:=[.F8]*[.$G$2]" office:value-type="float" office:value="0.246703414896478" calcext:value-type="float">
            <text:p>0.2467034148964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K$1]" office:value-type="float" office:value="0.583400555704939" calcext:value-type="float">
            <text:p>0.583400555704939</text:p>
          </table:table-cell>
          <table:table-cell table:formula="of:=[.F9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247" office:value-type="float" office:value="14367.249" calcext:value-type="float">
            <text:p>14367.24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K$1]" office:value-type="float" office:value="0.583400555704939" calcext:value-type="float">
            <text:p>0.583400555704939</text:p>
          </table:table-cell>
          <table:table-cell table:formula="of:=[.F10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3009.751" calcext:value-type="float">
            <text:p>33009.75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K$1]" office:value-type="float" office:value="0.0919422783902483" calcext:value-type="float">
            <text:p>0.0919422783902483</text:p>
          </table:table-cell>
          <table:table-cell table:formula="of:=[.F11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K$1]" office:value-type="float" office:value="0.111194765617998" calcext:value-type="float">
            <text:p>0.111194765617998</text:p>
          </table:table-cell>
          <table:table-cell table:formula="of:=[.F12]*[.$G$2]" office:value-type="float" office:value="0.050037644528099" calcext:value-type="float">
            <text:p>0.05003764452809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K$1]" office:value-type="float" office:value="0.77486779600251" calcext:value-type="float">
            <text:p>0.77486779600251</text:p>
          </table:table-cell>
          <table:table-cell table:formula="of:=[.F13]*[.$G$2]" office:value-type="float" office:value="0.348690508201129" calcext:value-type="float">
            <text:p>0.34869050820112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K$1]" office:value-type="float" office:value="0.400645334767411" calcext:value-type="float">
            <text:p>0.400645334767411</text:p>
          </table:table-cell>
          <table:table-cell table:formula="of:=[.F14]*[.$G$2]" office:value-type="float" office:value="0.180290400645335" calcext:value-type="float">
            <text:p>0.180290400645335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K$1]" office:value-type="float" office:value="0.16454243972394" calcext:value-type="float">
            <text:p>0.16454243972394</text:p>
          </table:table-cell>
          <table:table-cell table:formula="of:=[.F15]*[.$G$2]" office:value-type="float" office:value="0.0740440978757731" calcext:value-type="float">
            <text:p>0.0740440978757731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6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K$1]" office:value-type="float" office:value="0.400645334767411" calcext:value-type="float">
            <text:p>0.400645334767411</text:p>
          </table:table-cell>
          <table:table-cell table:formula="of:=[.F17]*[.$G$2]" office:value-type="float" office:value="0.180290400645335" calcext:value-type="float">
            <text:p>0.180290400645335</text:p>
          </table:table-cell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K$1]" office:value-type="float" office:value="0.184171372232679" calcext:value-type="float">
            <text:p>0.184171372232679</text:p>
          </table:table-cell>
          <table:table-cell table:formula="of:=[.F18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K$1]" office:value-type="float" office:value="0.0680648919960563" calcext:value-type="float">
            <text:p>0.0680648919960563</text:p>
          </table:table-cell>
          <table:table-cell table:formula="of:=[.F19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K$1]" office:value-type="float" office:value="0.548229810881061" calcext:value-type="float">
            <text:p>0.548229810881061</text:p>
          </table:table-cell>
          <table:table-cell table:formula="of:=[.F20]*[.$G$2]" office:value-type="float" office:value="0.246703414896478" calcext:value-type="float">
            <text:p>0.246703414896478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K$1]" office:value-type="float" office:value="0.032410146096621" calcext:value-type="float">
            <text:p>0.032410146096621</text:p>
          </table:table-cell>
          <table:table-cell table:formula="of:=[.F21]*[.$G$2]" office:value-type="float" office:value="0.0145845657434794" calcext:value-type="float">
            <text:p>0.0145845657434794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2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K$1]" office:value-type="float" office:value="0.000215111589136865" calcext:value-type="float">
            <text:p>0.000215111589136865</text:p>
          </table:table-cell>
          <table:table-cell table:formula="of:=[.F23]*[.$G$2]" office:value-type="float" office:value="0.0000968002151115891" calcext:value-type="float">
            <text:p>9.68002151115891E-0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K$1]" office:value-type="float" office:value="0.0010038540826387" calcext:value-type="float">
            <text:p>0.0010038540826387</text:p>
          </table:table-cell>
          <table:table-cell table:formula="of:=[.F24]*[.$G$2]" office:value-type="float" office:value="0.000451734337187416" calcext:value-type="float">
            <text:p>0.00045173433718741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5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K$1]" office:value-type="float" office:value="0.0919422783902483" calcext:value-type="float">
            <text:p>0.0919422783902483</text:p>
          </table:table-cell>
          <table:table-cell table:formula="of:=[.F26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K$1]" office:value-type="float" office:value="0.111194765617998" calcext:value-type="float">
            <text:p>0.111194765617998</text:p>
          </table:table-cell>
          <table:table-cell table:formula="of:=[.F27]*[.$G$2]" office:value-type="float" office:value="0.050037644528099" calcext:value-type="float">
            <text:p>0.050037644528099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 table:formula="of:=[.C28]*0.28" office:value-type="float" office:value="12103.28" calcext:value-type="float">
            <text:p>12103.28</text:p>
          </table:table-cell>
          <table:table-cell table:formula="of:=[.C28]/1000" office:value-type="float" office:value="43.226" calcext:value-type="float">
            <text:p>43.226</text:p>
          </table:table-cell>
          <table:table-cell table:formula="of:=[.C28]/[.$K$1]" office:value-type="float" office:value="0.77486779600251" calcext:value-type="float">
            <text:p>0.77486779600251</text:p>
          </table:table-cell>
          <table:table-cell table:formula="of:=[.F28]*[.$G$2]" office:value-type="float" office:value="0.348690508201129" calcext:value-type="float">
            <text:p>0.348690508201129</text:p>
          </table:table-cell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 table:formula="of:=[.C29]*0.11" office:value-type="float" office:value="1130.14" calcext:value-type="float">
            <text:p>1130.14</text:p>
          </table:table-cell>
          <table:table-cell table:formula="of:=[.C29]/1000" office:value-type="float" office:value="10.274" calcext:value-type="float">
            <text:p>10.274</text:p>
          </table:table-cell>
          <table:table-cell table:formula="of:=[.C29]/[.$K$1]" office:value-type="float" office:value="0.184171372232679" calcext:value-type="float">
            <text:p>0.184171372232679</text:p>
          </table:table-cell>
          <table:table-cell table:formula="of:=[.F29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 table:formula="of:=([.D28]+[.D29])/([.C28]+[.C29])" office:value-type="float" office:value="0.247353644859813" calcext:value-type="float">
            <text:p>0.247353644859813</text:p>
          </table:table-cell>
          <table:table-cell table:formula="of:=[.C30]/1000" office:value-type="float" office:value="3.797" calcext:value-type="float">
            <text:p>3.797</text:p>
          </table:table-cell>
          <table:table-cell table:formula="of:=[.C30]/[.$K$1]" office:value-type="float" office:value="0.0680648919960563" calcext:value-type="float">
            <text:p>0.0680648919960563</text:p>
          </table:table-cell>
          <table:table-cell table:formula="of:=[.F30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31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formula="of:=[.D11]" office:value-type="float" office:value="33009.751" calcext:value-type="float">
            <text:p>33009.751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3.009751" calcext:value-type="float">
            <text:p>33.009751</text:p>
          </table:table-cell>
          <table:table-cell table:formula="of:=[.C32]/[.$K$1]" office:value-type="float" office:value="0.591731666218518" calcext:value-type="float">
            <text:p>0.591731666218518</text:p>
          </table:table-cell>
          <table:table-cell table:formula="of:=[.F32]*[.$G$2]" office:value-type="float" office:value="0.266279249798333" calcext:value-type="float">
            <text:p>0.266279249798333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formula="of:=[.D10]" office:value-type="float" office:value="14367.249" calcext:value-type="float">
            <text:p>14367.249</text:p>
          </table:table-cell>
          <table:table-cell/>
          <table:table-cell table:formula="of:=[.C33]/1000" office:value-type="float" office:value="14.367249" calcext:value-type="float">
            <text:p>14.367249</text:p>
          </table:table-cell>
          <table:table-cell table:formula="of:=[.C33]/[.$K$1]" office:value-type="float" office:value="0.257546813659586" calcext:value-type="float">
            <text:p>0.257546813659586</text:p>
          </table:table-cell>
          <table:table-cell table:formula="of:=[.F33]*[.$G$2]" office:value-type="float" office:value="0.115896066146814" calcext:value-type="float">
            <text:p>0.115896066146814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K$1]" office:value-type="float" office:value="0.193421170565564" calcext:value-type="float">
            <text:p>0.193421170565564</text:p>
          </table:table-cell>
          <table:table-cell table:formula="of:=[.F34]*[.$G$2]" office:value-type="float" office:value="0.0870395267545039" calcext:value-type="float">
            <text:p>0.0870395267545039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K$1]" office:value-type="float" office:value="0.114582773146903" calcext:value-type="float">
            <text:p>0.114582773146903</text:p>
          </table:table-cell>
          <table:table-cell table:formula="of:=[.F35]*[.$G$2]" office:value-type="float" office:value="0.0515622479161065" calcext:value-type="float">
            <text:p>0.0515622479161065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K$1]" office:value-type="float" office:value="0.0259030205252308" calcext:value-type="float">
            <text:p>0.0259030205252308</text:p>
          </table:table-cell>
          <table:table-cell table:formula="of:=[.F36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/Disposed</text:p>
          </table:table-cell>
          <table:table-cell table:formula="of:=[.C33]+[.C48]-[.C38]-[.C39]" office:value-type="float" office:value="37465" calcext:value-type="float">
            <text:p>37465</text:p>
          </table:table-cell>
          <table:table-cell/>
          <table:table-cell table:formula="of:=[.C37]/1000" office:value-type="float" office:value="37.465" calcext:value-type="float">
            <text:p>37.465</text:p>
          </table:table-cell>
          <table:table-cell table:formula="of:=[.C37]/[.$K$1]" office:value-type="float" office:value="0.671596307251053" calcext:value-type="float">
            <text:p>0.671596307251053</text:p>
          </table:table-cell>
          <table:table-cell table:formula="of:=[.F37]*[.$G$2]" office:value-type="float" office:value="0.302218338262974" calcext:value-type="float">
            <text:p>0.302218338262974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K$1]" office:value-type="float" office:value="0.0379671954826566" calcext:value-type="float">
            <text:p>0.0379671954826566</text:p>
          </table:table-cell>
          <table:table-cell table:formula="of:=[.F38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K$1]" office:value-type="float" office:value="0.0251322039974904" calcext:value-type="float">
            <text:p>0.0251322039974904</text:p>
          </table:table-cell>
          <table:table-cell table:formula="of:=[.F39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40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K$1]" office:value-type="float" office:value="0.0161512951510263" calcext:value-type="float">
            <text:p>0.0161512951510263</text:p>
          </table:table-cell>
          <table:table-cell table:formula="of:=[.F41]*[.$G$2]" office:value-type="float" office:value="0.00726808281796182" calcext:value-type="float">
            <text:p>0.00726808281796182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K$1]" office:value-type="float" office:value="0.098431477995877" calcext:value-type="float">
            <text:p>0.098431477995877</text:p>
          </table:table-cell>
          <table:table-cell table:formula="of:=[.F42]*[.$G$2]" office:value-type="float" office:value="0.0442941650981447" calcext:value-type="float">
            <text:p>0.0442941650981447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K$1]" office:value-type="float" office:value="0.0259030205252308" calcext:value-type="float">
            <text:p>0.0259030205252308</text:p>
          </table:table-cell>
          <table:table-cell table:formula="of:=[.F43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formula="of:=[.C37]" office:value-type="float" office:value="37465" calcext:value-type="float">
            <text:p>37465</text:p>
          </table:table-cell>
          <table:table-cell/>
          <table:table-cell table:formula="of:=[.C44]/1000" office:value-type="float" office:value="37.465" calcext:value-type="float">
            <text:p>37.465</text:p>
          </table:table-cell>
          <table:table-cell table:formula="of:=[.C44]/[.$K$1]" office:value-type="float" office:value="0.671596307251053" calcext:value-type="float">
            <text:p>0.671596307251053</text:p>
          </table:table-cell>
          <table:table-cell table:formula="of:=[.F44]*[.$G$2]" office:value-type="float" office:value="0.302218338262974" calcext:value-type="float">
            <text:p>0.302218338262974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K$1]" office:value-type="float" office:value="0.0379671954826566" calcext:value-type="float">
            <text:p>0.0379671954826566</text:p>
          </table:table-cell>
          <table:table-cell table:formula="of:=[.F45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K$1]" office:value-type="float" office:value="0.0251322039974904" calcext:value-type="float">
            <text:p>0.0251322039974904</text:p>
          </table:table-cell>
          <table:table-cell table:formula="of:=[.F46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47]/1000" office:value-type="float" office:value="0" calcext:value-type="float">
            <text:p>0</text:p>
          </table:table-cell>
          <table:table-cell table:formula="of:=[.C47]/[.$K$1]" office:value-type="float" office:value="0" calcext:value-type="float">
            <text:p>0</text:p>
          </table:table-cell>
          <table:table-cell table:formula="of:=[.F4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Food waste</text:p>
          </table:table-cell>
          <table:table-cell table:formula="of:=[.C32]-[.C35]" office:value-type="float" office:value="26617.751" calcext:value-type="float">
            <text:p>26617.751</text:p>
          </table:table-cell>
          <table:table-cell/>
          <table:table-cell table:formula="of:=[.C48]/1000" office:value-type="float" office:value="26.617751" calcext:value-type="float">
            <text:p>26.617751</text:p>
          </table:table-cell>
          <table:table-cell table:formula="of:=[.C48]/[.$K$1]" office:value-type="float" office:value="0.477148893071614" calcext:value-type="float">
            <text:p>0.477148893071614</text:p>
          </table:table-cell>
          <table:table-cell table:formula="of:=[.F48]*[.$G$2]" office:value-type="float" office:value="0.214717001882226" calcext:value-type="float">
            <text:p>0.21471700188222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C52]/1000" office:value-type="float" office:value="3.8" calcext:value-type="float">
            <text:p>3.8</text:p>
          </table:table-cell>
          <table:table-cell table:formula="of:=[.C52]/[.$K$1]" office:value-type="float" office:value="0.0681186698933405" calcext:value-type="float">
            <text:p>0.0681186698933405</text:p>
          </table:table-cell>
          <table:table-cell table:formula="of:=[.F52]*[.$G$2]" office:value-type="float" office:value="0.0306534014520032" calcext:value-type="float">
            <text:p>0.0306534014520032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53]/1000" office:value-type="float" office:value="7.2" calcext:value-type="float">
            <text:p>7.2</text:p>
          </table:table-cell>
          <table:table-cell table:formula="of:=[.C53]/[.$K$1]" office:value-type="float" office:value="0.129066953482119" calcext:value-type="float">
            <text:p>0.129066953482119</text:p>
          </table:table-cell>
          <table:table-cell table:formula="of:=[.F53]*[.$G$2]" office:value-type="float" office:value="0.0580801290669535" calcext:value-type="float">
            <text:p>0.0580801290669535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54]/1000" office:value-type="float" office:value="0.2" calcext:value-type="float">
            <text:p>0.2</text:p>
          </table:table-cell>
          <table:table-cell table:formula="of:=[.C54]/[.$K$1]" office:value-type="float" office:value="0.00358519315228108" calcext:value-type="float">
            <text:p>0.00358519315228108</text:p>
          </table:table-cell>
          <table:table-cell table:formula="of:=[.F54]*[.$G$2]" office:value-type="float" office:value="0.00161333691852649" calcext:value-type="float">
            <text:p>0.00161333691852649</text:p>
          </table:table-cell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C55]/1000" office:value-type="float" office:value="0.5" calcext:value-type="float">
            <text:p>0.5</text:p>
          </table:table-cell>
          <table:table-cell table:formula="of:=[.C55]/[.$K$1]" office:value-type="float" office:value="0.0089629828807027" calcext:value-type="float">
            <text:p>0.0089629828807027</text:p>
          </table:table-cell>
          <table:table-cell table:formula="of:=[.F55]*[.$G$2]" office:value-type="float" office:value="0.00403334229631621" calcext:value-type="float">
            <text:p>0.00403334229631621</text:p>
          </table:table-cell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56]/1000" office:value-type="float" office:value="0.4" calcext:value-type="float">
            <text:p>0.4</text:p>
          </table:table-cell>
          <table:table-cell table:formula="of:=[.C56]/[.$K$1]" office:value-type="float" office:value="0.00717038630456216" calcext:value-type="float">
            <text:p>0.00717038630456216</text:p>
          </table:table-cell>
          <table:table-cell table:formula="of:=[.F56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57]/[.$K$1]" office:value-type="float" office:value="0" calcext:value-type="float">
            <text:p>0</text:p>
          </table:table-cell>
          <table:table-cell table:formula="of:=[.F5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58]/1000" office:value-type="float" office:value="0.9" calcext:value-type="float">
            <text:p>0.9</text:p>
          </table:table-cell>
          <table:table-cell table:formula="of:=[.C58]/[.$K$1]" office:value-type="float" office:value="0.0161333691852649" calcext:value-type="float">
            <text:p>0.0161333691852649</text:p>
          </table:table-cell>
          <table:table-cell table:formula="of:=[.F58]*[.$G$2]" office:value-type="float" office:value="0.00726001613336919" calcext:value-type="float">
            <text:p>0.00726001613336919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[.C59]/1000" office:value-type="float" office:value="6.7" calcext:value-type="float">
            <text:p>6.7</text:p>
          </table:table-cell>
          <table:table-cell table:formula="of:=[.C59]/[.$K$1]" office:value-type="float" office:value="0.120103970601416" calcext:value-type="float">
            <text:p>0.120103970601416</text:p>
          </table:table-cell>
          <table:table-cell table:formula="of:=[.F59]*[.$G$2]" office:value-type="float" office:value="0.0540467867706373" calcext:value-type="float">
            <text:p>0.0540467867706373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C60]/1000" office:value-type="float" office:value="0.33" calcext:value-type="float">
            <text:p>0.33</text:p>
          </table:table-cell>
          <table:table-cell table:formula="of:=[.C60]/[.$K$1]" office:value-type="float" office:value="0.00591556870126378" calcext:value-type="float">
            <text:p>0.00591556870126378</text:p>
          </table:table-cell>
          <table:table-cell table:formula="of:=[.F60]*[.$G$2]" office:value-type="float" office:value="0.0026620059155687" calcext:value-type="float">
            <text:p>0.0026620059155687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C61]/1000" office:value-type="float" office:value="0.86" calcext:value-type="float">
            <text:p>0.86</text:p>
          </table:table-cell>
          <table:table-cell table:formula="of:=[.C61]/[.$K$1]" office:value-type="float" office:value="0.0154163305548086" calcext:value-type="float">
            <text:p>0.0154163305548086</text:p>
          </table:table-cell>
          <table:table-cell table:formula="of:=[.F61]*[.$G$2]" office:value-type="float" office:value="0.00693734874966389" calcext:value-type="float">
            <text:p>0.0069373487496638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62]/1000" office:value-type="float" office:value="0.4" calcext:value-type="float">
            <text:p>0.4</text:p>
          </table:table-cell>
          <table:table-cell table:formula="of:=[.C62]/[.$K$1]" office:value-type="float" office:value="0.00717038630456216" calcext:value-type="float">
            <text:p>0.00717038630456216</text:p>
          </table:table-cell>
          <table:table-cell table:formula="of:=[.F62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63]/1000" office:value-type="float" office:value="0.14" calcext:value-type="float">
            <text:p>0.14</text:p>
          </table:table-cell>
          <table:table-cell table:formula="of:=[.C63]/[.$K$1]" office:value-type="float" office:value="0.00250963520659676" calcext:value-type="float">
            <text:p>0.00250963520659676</text:p>
          </table:table-cell>
          <table:table-cell table:formula="of:=[.F63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office:value-type="float" office:value="5300" calcext:value-type="float">
            <text:p>5300</text:p>
          </table:table-cell>
          <table:table-cell/>
          <table:table-cell table:formula="of:=[.C64]/1000" office:value-type="float" office:value="5.3" calcext:value-type="float">
            <text:p>5.3</text:p>
          </table:table-cell>
          <table:table-cell table:formula="of:=[.C64]/[.$K$1]" office:value-type="float" office:value="0.0950076185354486" calcext:value-type="float">
            <text:p>0.0950076185354486</text:p>
          </table:table-cell>
          <table:table-cell table:formula="of:=[.F64]*[.$G$2]" office:value-type="float" office:value="0.0427534283409519" calcext:value-type="float">
            <text:p>0.0427534283409519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[.C65]/1000" office:value-type="float" office:value="1.4" calcext:value-type="float">
            <text:p>1.4</text:p>
          </table:table-cell>
          <table:table-cell table:formula="of:=[.C65]/[.$K$1]" office:value-type="float" office:value="0.0250963520659675" calcext:value-type="float">
            <text:p>0.0250963520659675</text:p>
          </table:table-cell>
          <table:table-cell table:formula="of:=[.F65]*[.$G$2]" office:value-type="float" office:value="0.0112933584296854" calcext:value-type="float">
            <text:p>0.0112933584296854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69]/1000" office:value-type="float" office:value="0.23" calcext:value-type="float">
            <text:p>0.23</text:p>
          </table:table-cell>
          <table:table-cell table:formula="of:=[.C69]/[.$K$1]" office:value-type="float" office:value="0.00412297212512324" calcext:value-type="float">
            <text:p>0.00412297212512324</text:p>
          </table:table-cell>
          <table:table-cell table:formula="of:=[.F69]*[.$G$2]" office:value-type="float" office:value="0.00185533745630546" calcext:value-type="float">
            <text:p>0.00185533745630546</text:p>
          </table:table-cell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70]/1000" office:value-type="float" office:value="0.14" calcext:value-type="float">
            <text:p>0.14</text:p>
          </table:table-cell>
          <table:table-cell table:formula="of:=[.C70]/[.$K$1]" office:value-type="float" office:value="0.00250963520659676" calcext:value-type="float">
            <text:p>0.00250963520659676</text:p>
          </table:table-cell>
          <table:table-cell table:formula="of:=[.F70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office:value-type="float" office:value="2260" calcext:value-type="float">
            <text:p>2260</text:p>
          </table:table-cell>
          <table:table-cell/>
          <table:table-cell table:formula="of:=[.C71]/1000" office:value-type="float" office:value="2.26" calcext:value-type="float">
            <text:p>2.26</text:p>
          </table:table-cell>
          <table:table-cell table:formula="of:=[.C71]/[.$K$1]" office:value-type="float" office:value="0.0405126826207762" calcext:value-type="float">
            <text:p>0.0405126826207762</text:p>
          </table:table-cell>
          <table:table-cell table:formula="of:=[.F71]*[.$G$2]" office:value-type="float" office:value="0.0182307071793493" calcext:value-type="float">
            <text:p>0.0182307071793493</text:p>
          </table:table-cell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72]/1000" office:value-type="float" office:value="0.08" calcext:value-type="float">
            <text:p>0.08</text:p>
          </table:table-cell>
          <table:table-cell table:formula="of:=[.C72]/[.$K$1]" office:value-type="float" office:value="0.00143407726091243" calcext:value-type="float">
            <text:p>0.00143407726091243</text:p>
          </table:table-cell>
          <table:table-cell table:formula="of:=[.F72]*[.$G$2]" office:value-type="float" office:value="0.000645334767410594" calcext:value-type="float">
            <text:p>0.000645334767410594</text:p>
          </table:table-cell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73]/[.$K$1]" office:value-type="float" office:value="0" calcext:value-type="float">
            <text:p>0</text:p>
          </table:table-cell>
          <table:table-cell table:formula="of:=[.F73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C74]/1000" office:value-type="float" office:value="1.12" calcext:value-type="float">
            <text:p>1.12</text:p>
          </table:table-cell>
          <table:table-cell table:formula="of:=[.C74]/[.$K$1]" office:value-type="float" office:value="0.020077081652774" calcext:value-type="float">
            <text:p>0.020077081652774</text:p>
          </table:table-cell>
          <table:table-cell table:formula="of:=[.F74]*[.$G$2]" office:value-type="float" office:value="0.00903468674374832" calcext:value-type="float">
            <text:p>0.00903468674374832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75]/1000" office:value-type="float" office:value="0.66" calcext:value-type="float">
            <text:p>0.66</text:p>
          </table:table-cell>
          <table:table-cell table:formula="of:=[.C75]/[.$K$1]" office:value-type="float" office:value="0.0118311374025276" calcext:value-type="float">
            <text:p>0.0118311374025276</text:p>
          </table:table-cell>
          <table:table-cell table:formula="of:=[.F75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76]/1000" office:value-type="float" office:value="0.1" calcext:value-type="float">
            <text:p>0.1</text:p>
          </table:table-cell>
          <table:table-cell table:formula="of:=[.C76]/[.$K$1]" office:value-type="float" office:value="0.00179259657614054" calcext:value-type="float">
            <text:p>0.00179259657614054</text:p>
          </table:table-cell>
          <table:table-cell table:formula="of:=[.F76]*[.$G$2]" office:value-type="float" office:value="0.000806668459263243" calcext:value-type="float">
            <text:p>0.00080666845926324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formula="of:=[.C74]+[.C75]-[.C69]" office:value-type="float" office:value="1550" calcext:value-type="float">
            <text:p>1550</text:p>
          </table:table-cell>
          <table:table-cell/>
          <table:table-cell table:formula="of:=[.C77]/1000" office:value-type="float" office:value="1.55" calcext:value-type="float">
            <text:p>1.55</text:p>
          </table:table-cell>
          <table:table-cell table:formula="of:=[.C77]/[.$K$1]" office:value-type="float" office:value="0.0277852469301784" calcext:value-type="float">
            <text:p>0.0277852469301784</text:p>
          </table:table-cell>
          <table:table-cell table:formula="of:=[.F77]*[.$G$2]" office:value-type="float" office:value="0.0125033611185803" calcext:value-type="float">
            <text:p>0.012503361118580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78]/1000" office:value-type="float" office:value="0.66" calcext:value-type="float">
            <text:p>0.66</text:p>
          </table:table-cell>
          <table:table-cell table:formula="of:=[.C78]/[.$K$1]" office:value-type="float" office:value="0.0118311374025276" calcext:value-type="float">
            <text:p>0.0118311374025276</text:p>
          </table:table-cell>
          <table:table-cell table:formula="of:=[.F78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79]/1000" office:value-type="float" office:value="0.05" calcext:value-type="float">
            <text:p>0.05</text:p>
          </table:table-cell>
          <table:table-cell table:formula="of:=[.C79]/[.$K$1]" office:value-type="float" office:value="0.00089629828807027" calcext:value-type="float">
            <text:p>0.00089629828807027</text:p>
          </table:table-cell>
          <table:table-cell table:formula="of:=[.F79]*[.$G$2]" office:value-type="float" office:value="0.000403334229631621" calcext:value-type="float">
            <text:p>0.0004033342296316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0]/1000" office:value-type="float" office:value="0.3" calcext:value-type="float">
            <text:p>0.3</text:p>
          </table:table-cell>
          <table:table-cell table:formula="of:=[.C80]/[.$K$1]" office:value-type="float" office:value="0.00537778972842162" calcext:value-type="float">
            <text:p>0.00537778972842162</text:p>
          </table:table-cell>
          <table:table-cell table:formula="of:=[.F80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81]/1000" office:value-type="float" office:value="0.06" calcext:value-type="float">
            <text:p>0.06</text:p>
          </table:table-cell>
          <table:table-cell table:formula="of:=[.C81]/[.$K$1]" office:value-type="float" office:value="0.00107555794568432" calcext:value-type="float">
            <text:p>0.00107555794568432</text:p>
          </table:table-cell>
          <table:table-cell table:formula="of:=[.F81]*[.$G$2]" office:value-type="float" office:value="0.000484001075557946" calcext:value-type="float">
            <text:p>0.000484001075557946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/1000" office:value-type="float" office:value="0.3" calcext:value-type="float">
            <text:p>0.3</text:p>
          </table:table-cell>
          <table:table-cell table:formula="of:=[.C82]/[.$K$1]" office:value-type="float" office:value="0.00537778972842162" calcext:value-type="float">
            <text:p>0.00537778972842162</text:p>
          </table:table-cell>
          <table:table-cell table:formula="of:=[.F82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5:11:27.350448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18:16:12.379327030</dc:date>
    <meta:editing-duration>PT8H18M9S</meta:editing-duration>
    <meta:editing-cycles>17</meta:editing-cycles>
    <meta:generator>LibreOffice/7.2.7.2$Linux_X86_64 LibreOffice_project/20$Build-2</meta:generator>
    <meta:document-statistic meta:table-count="1" meta:cell-count="560" meta:object-count="0"/>
  </office:meta>
</office:document-meta>
</file>